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" style:family="graphic" style:parent-style-name="standard">
      <style:graphic-properties draw:fill="solid" draw:fill-color="#ffcc99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fill="solid" draw:fill-color="#ccffff" draw:textarea-horizontal-align="center" draw:textarea-vertical-align="middle" draw:shadow="visible" draw:shadow-offset-x="0.1cm" draw:shadow-offset-y="0.1cm"/>
    </style:style>
    <style:style style:name="gr4" style:family="graphic" style:parent-style-name="standard">
      <style:graphic-properties draw:fill="solid" draw:fill-color="#c1c7ff" draw:textarea-horizontal-align="center" draw:textarea-vertical-align="middle" draw:shadow="visible" draw:shadow-offset-x="0.1cm" draw:shadow-offset-y="0.1cm"/>
    </style:style>
    <style:style style:name="gr5" style:family="graphic" style:parent-style-name="standard">
      <style:graphic-properties draw:fill="solid" draw:fill-color="#94bd5e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otted" draw:textarea-horizontal-align="center" draw:textarea-vertical-align="middle"/>
    </style:style>
    <style:style style:name="gr8" style:family="graphic" style:parent-style-name="standard">
      <style:graphic-properties draw:fill="solid" draw:fill-color="#cccc00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none" draw:fill-color="#ffffff" draw:textarea-horizontal-align="justify" draw:auto-grow-height="true" draw:auto-grow-width="true" fo:min-height="0.738cm" fo:min-width="7.309cm" fo:padding-top="0.1cm" fo:padding-bottom="0.1cm" fo:padding-left="0.1cm" fo:padding-right="0.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Nimbus Sans L'" style:font-style-name="Regular" style:font-pitch="variable" fo:font-size="18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Nimbus Sans L'" style:font-style-name="Regular" style:font-pitch="variable" fo:font-size="1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family="'Nimbus Sans L'" style:font-style-name="Regular" style:font-pitch="variable" fo:font-size="18pt" style:font-size-asian="24pt" style:font-size-complex="24pt"/>
    </style:style>
    <style:style style:name="T2" style:family="text">
      <style:text-properties fo:font-family="'Nimbus Sans L'" style:font-style-name="Regular" style:font-pitch="variable" fo:font-size="14pt" style:font-size-asian="24pt" style:font-size-complex="24pt"/>
    </style:style>
    <style:style style:name="T3" style:family="text">
      <style:text-properties fo:font-family="'Nimbus Sans L'" style:font-style-name="Regular" style:font-pitch="variable" fo:font-size="18pt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25cm" svg:height="2cm" svg:x="1.5cm" svg:y="6.501cm">
          <text:p text:style-name="P1"><text:span text:style-name="T1">Src MAC</text:span></text:p>
          <text:p text:style-name="P1"><text:span text:style-name="T2">(6 bytes)</text:span></text:p>
        </draw:rect>
        <draw:rect draw:style-name="gr1" draw:text-style-name="P2" draw:layer="layout" svg:width="3.25cm" svg:height="2cm" svg:x="4.75cm" svg:y="6.501cm">
          <text:p text:style-name="P1"><text:span text:style-name="T1">Dst MAC</text:span></text:p>
          <text:p text:style-name="P1"><text:span text:style-name="T2">(6 bytes)</text:span></text:p>
        </draw:rect>
        <draw:rect draw:style-name="gr2" draw:text-style-name="P2" draw:layer="layout" svg:width="4cm" svg:height="2cm" svg:x="8cm" svg:y="6.501cm">
          <text:p text:style-name="P1"><text:span text:style-name="T1">Type/Length</text:span></text:p>
          <text:p text:style-name="P1"><text:span text:style-name="T2">(2 bytes)</text:span></text:p>
        </draw:rect>
        <draw:rect draw:style-name="gr3" draw:text-style-name="P2" draw:layer="layout" svg:width="12.25cm" svg:height="2cm" svg:x="12cm" svg:y="6.501cm">
          <text:p text:style-name="P1"><text:span text:style-name="T1">Data</text:span></text:p>
          <text:p text:style-name="P1"><text:span text:style-name="T2">(46-1500 bytes)</text:span></text:p>
        </draw:rect>
        <draw:rect draw:style-name="gr4" draw:text-style-name="P2" draw:layer="layout" svg:width="2.5cm" svg:height="2cm" svg:x="24.25cm" svg:y="6.501cm">
          <text:p text:style-name="P1"><text:span text:style-name="T1">FCS</text:span></text:p>
          <text:p text:style-name="P1"><text:span text:style-name="T2">(4 bytes)</text:span></text:p>
        </draw:rect>
        <draw:rect draw:style-name="gr1" draw:text-style-name="P2" draw:layer="layout" svg:width="3.25cm" svg:height="2cm" svg:x="1.5cm" svg:y="10.501cm">
          <text:p text:style-name="P1"><text:span text:style-name="T1">Src MAC</text:span></text:p>
          <text:p text:style-name="P1"><text:span text:style-name="T2">(6 bytes)</text:span></text:p>
        </draw:rect>
        <draw:rect draw:style-name="gr1" draw:text-style-name="P2" draw:layer="layout" svg:width="3.25cm" svg:height="2cm" svg:x="4.75cm" svg:y="10.501cm">
          <text:p text:style-name="P1"><text:span text:style-name="T1">Dst MAC</text:span></text:p>
          <text:p text:style-name="P1"><text:span text:style-name="T2">(6 bytes)</text:span></text:p>
        </draw:rect>
        <draw:rect draw:style-name="gr2" draw:text-style-name="P2" draw:layer="layout" svg:width="2cm" svg:height="2cm" svg:x="8cm" svg:y="10.501cm">
          <text:p text:style-name="P1"><text:span text:style-name="T1">0x81</text:span></text:p>
        </draw:rect>
        <draw:rect draw:style-name="gr2" draw:text-style-name="P2" draw:layer="layout" svg:width="2cm" svg:height="2cm" svg:x="10cm" svg:y="10.501cm">
          <text:p text:style-name="P1"><text:span text:style-name="T1">0x00</text:span></text:p>
        </draw:rect>
        <draw:rect draw:style-name="gr5" draw:text-style-name="P2" draw:layer="layout" svg:width="4cm" svg:height="2cm" svg:x="12cm" svg:y="10.501cm">
          <text:p text:style-name="P1"><text:span text:style-name="T1">802.1q TAG</text:span></text:p>
          <text:p text:style-name="P1"><text:span text:style-name="T2">(2 bytes)</text:span></text:p>
        </draw:rect>
        <draw:rect draw:style-name="gr2" draw:text-style-name="P2" draw:layer="layout" svg:width="4cm" svg:height="2cm" svg:x="16cm" svg:y="10.501cm">
          <text:p text:style-name="P1"><text:span text:style-name="T1">Type/Length</text:span></text:p>
          <text:p text:style-name="P1"><text:span text:style-name="T2">(2 bytes)</text:span></text:p>
        </draw:rect>
        <draw:rect draw:style-name="gr3" draw:text-style-name="P2" draw:layer="layout" svg:width="4.25cm" svg:height="2cm" svg:x="20cm" svg:y="10.501cm">
          <text:p text:style-name="P1"><text:span text:style-name="T1">Data</text:span></text:p>
          <text:p text:style-name="P1"><text:span text:style-name="T2">(42-1496 bytes)</text:span></text:p>
        </draw:rect>
        <draw:rect draw:style-name="gr4" draw:text-style-name="P2" draw:layer="layout" svg:width="2.5cm" svg:height="2cm" svg:x="24.25cm" svg:y="10.501cm">
          <text:p text:style-name="P1"><text:span text:style-name="T1">FCS</text:span></text:p>
          <text:p text:style-name="P1"><text:span text:style-name="T2">(4 bytes)</text:span></text:p>
        </draw:rect>
        <draw:line draw:style-name="gr6" draw:text-style-name="P3" draw:layer="layout" svg:x1="8cm" svg:y1="8.501cm" svg:x2="8cm" svg:y2="10.501cm">
          <text:p/>
        </draw:line>
        <draw:line draw:style-name="gr6" draw:text-style-name="P3" draw:layer="layout" svg:x1="12cm" svg:y1="8.501cm" svg:x2="12cm" svg:y2="10.501cm">
          <text:p/>
        </draw:line>
        <draw:line draw:style-name="gr6" draw:text-style-name="P3" draw:layer="layout" svg:x1="24.25cm" svg:y1="8.501cm" svg:x2="24.25cm" svg:y2="10.501cm">
          <text:p/>
        </draw:line>
        <draw:line draw:style-name="gr7" draw:text-style-name="P3" draw:layer="layout" svg:x1="8cm" svg:y1="8.501cm" svg:x2="16cm" svg:y2="10.501cm">
          <text:p/>
        </draw:line>
        <draw:line draw:style-name="gr7" draw:text-style-name="P3" draw:layer="layout" svg:x1="12cm" svg:y1="8.501cm" svg:x2="20cm" svg:y2="10.501cm">
          <text:p/>
        </draw:line>
        <draw:rect draw:style-name="gr5" draw:text-style-name="P2" draw:layer="layout" svg:width="3.25cm" svg:height="2cm" svg:x="10cm" svg:y="14.501cm">
          <text:p text:style-name="P1"><text:span text:style-name="T1">Priority</text:span></text:p>
          <text:p text:style-name="P1"><text:span text:style-name="T2">(3 bits)</text:span></text:p>
        </draw:rect>
        <draw:rect draw:style-name="gr5" draw:text-style-name="P2" draw:layer="layout" svg:width="1.75cm" svg:height="2cm" svg:x="13.25cm" svg:y="14.501cm">
          <text:p text:style-name="P1"><text:span text:style-name="T1">CFI</text:span></text:p>
          <text:p text:style-name="P1"><text:span text:style-name="T2">(1 bit)</text:span></text:p>
        </draw:rect>
        <draw:rect draw:style-name="gr8" draw:text-style-name="P2" draw:layer="layout" svg:width="3.25cm" svg:height="2cm" svg:x="15cm" svg:y="14.501cm">
          <text:p text:style-name="P1"><text:span text:style-name="T3">VLAN ID</text:span></text:p>
          <text:p text:style-name="P1"><text:span text:style-name="T2">(12 bits)</text:span></text:p>
        </draw:rect>
        <draw:line draw:style-name="gr9" draw:text-style-name="P3" draw:layer="layout" svg:x1="12cm" svg:y1="12.501cm" svg:x2="10cm" svg:y2="14.501cm">
          <text:p/>
        </draw:line>
        <draw:line draw:style-name="gr9" draw:text-style-name="P3" draw:layer="layout" svg:x1="18.25cm" svg:y1="14.501cm" svg:x2="16cm" svg:y2="12.501cm">
          <text:p/>
        </draw:line>
        <draw:caption draw:style-name="gr10" draw:text-style-name="P4" draw:layer="layout" svg:width="7.509cm" svg:height="0.938cm" svg:x="19.309cm" svg:y="17.376cm" draw:caption-point-x="-5.052cm" draw:caption-point-y="-0.875cm">
          <text:p text:style-name="P1"><text:span text:style-name="T2">[Mac] Canonical Format Indicator</text:span></text:p>
        </draw:caption>
        <presentation:notes draw:style-name="dp2">
          <draw:page-thumbnail draw:style-name="gr11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cid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cida Sans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cida Sans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cida Sans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12-01T19:56:16</meta:creation-date>
    <dc:date>2005-12-01T19:58:30</dc:date>
    <dc:language>en-US</dc:language>
    <meta:editing-cycles>2</meta:editing-cycles>
    <meta:editing-duration>PT2M18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